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</style:style>
    <style:style style:name="P2" style:parent-style-name="Listaszerűbekezdés" style:list-style-name="LFO1" style:family="paragraph"/>
    <style:style style:name="P3" style:parent-style-name="Listaszerűbekezdés" style:list-style-name="LFO1" style:family="paragraph"/>
    <style:style style:name="P4" style:parent-style-name="Listaszerűbekezdés" style:list-style-name="LFO1" style:family="paragraph"/>
    <style:style style:name="P5" style:parent-style-name="Listaszerűbekezdés" style:list-style-name="LFO1" style:family="paragraph"/>
    <style:style style:name="P6" style:parent-style-name="Listaszerűbekezdés" style:list-style-name="LFO2" style:family="paragraph"/>
    <style:style style:name="P7" style:parent-style-name="Listaszerűbekezdés" style:list-style-name="LFO2" style:family="paragraph"/>
    <style:style style:name="P8" style:parent-style-name="Listaszerűbekezdés" style:list-style-name="LFO2" style:family="paragraph"/>
    <style:style style:name="P9" style:parent-style-name="Listaszerűbekezdés" style:list-style-name="LFO2" style:family="paragraph"/>
    <style:style style:name="P10" style:parent-style-name="Listaszerűbekezdés" style:list-style-name="LFO4" style:family="paragraph"/>
    <style:style style:name="P11" style:parent-style-name="Listaszerűbekezdés" style:list-style-name="LFO2" style:family="paragraph"/>
    <style:style style:name="P12" style:parent-style-name="Listaszerűbekezdés" style:list-style-name="LFO2" style:family="paragraph"/>
    <style:style style:name="P13" style:parent-style-name="Listaszerűbekezdés" style:list-style-name="LFO4" style:family="paragraph"/>
    <style:style style:name="P14" style:parent-style-name="Listaszerűbekezdés" style:list-style-name="LFO4" style:family="paragraph"/>
    <style:style style:name="P15" style:parent-style-name="Listaszerűbekezdés" style:list-style-name="LFO4" style:family="paragraph"/>
    <style:style style:name="P16" style:parent-style-name="Listaszerűbekezdés" style:list-style-name="LFO4" style:family="paragraph"/>
  </office:automatic-styles>
  <office:body>
    <office:text text:use-soft-page-breaks="true">
      <text:p text:style-name="P1">Forma1<text:s/></text:p>
      <text:p text:style-name="Normál">Entitás:</text:p>
      <text:list text:style-name="LFO1" text:continue-numbering="true">
        <text:list-item>
          <text:p text:style-name="P2">Autok</text:p>
        </text:list-item>
        <text:list-item>
          <text:p text:style-name="P3">Csapatok</text:p>
        </text:list-item>
        <text:list-item>
          <text:p text:style-name="P4">Versenyzo</text:p>
        </text:list-item>
        <text:list-item>
          <text:p text:style-name="P5">Futtatho<text:s/>– futtatható osztály<text:s/></text:p>
        </text:list-item>
      </text:list>
      <text:p text:style-name="Normál">Osztalyok (class):</text:p>
      <text:p text:style-name="Normál"><text:tab/></text:p>
      <text:list text:style-name="LFO2" text:continue-numbering="true">
        <text:list-item>
          <text:p text:style-name="P6">Autok class: parameterben atadott string segitsegevel atadjuk az adattagoknak az ertekeket<text:s/>az adattagok: auto, azonosito, loero, csucssebesseg, urtartalom, javitasalatte.</text:p>
        </text:list-item>
        <text:list-item>
          <text:p text:style-name="P7">Csapatok class: parameterben atadott string segitsegevel atadjuk az adattagoknak az ertekeket az adattagok:csapatok, elsoversenyzo , masodikversenyzo, auto.</text:p>
        </text:list-item>
        <text:list-item>
          <text:p text:style-name="P8">Versenyzok class: parameterben atadott string segitsegevel atadjuk az adattagoknak az ertekeket az adattagok:nev,palya,csapat,helyezes,auto,kor,magassag,legnagyobbseb,atlagseb,befejeztee</text:p>
        </text:list-item>
        <text:list-item>
          <text:p text:style-name="P9">Futtatho class: – futtatható osztály<text:s/></text:p>
        </text:list-item>
      </text:list>
      <text:list text:style-name="LFO4" text:continue-numbering="true">
        <text:list-item>
          <text:p text:style-name="P10">függvényei:</text:p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11">Rendezes</text:p>
                </text:list-item>
                <text:list-item>
                  <text:p text:style-name="P12">Adatok</text:p>
                </text:list-item>
              </text:list>
            </text:list-item>
          </text:list>
        </text:list-item>
      </text:list>
      <text:list text:style-name="LFO4" text:continue-numbering="true">
        <text:list-item>
          <text:p text:style-name="P13">metódusok:</text:p>
          <text:list text:continue-numbering="true">
            <text:list-item>
              <text:p text:style-name="P14">Fajlbeolvasas</text:p>
            </text:list-item>
            <text:list-item>
              <text:p text:style-name="P15">Fajlbeolvasas2</text:p>
            </text:list-item>
            <text:list-item>
              <text:p text:style-name="P16">Fajlbeolvasas3</text:p>
            </text:list-item>
          </text:list>
        </text:list-item>
      </text:list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3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étári Viktória</meta:initial-creator>
    <dc:creator>Varga Csaba</dc:creator>
    <meta:creation-date>2025-02-28T10:14:00Z</meta:creation-date>
    <dc:date>2025-02-28T11:15:00Z</dc:date>
    <meta:template xlink:href="Normal" xlink:type="simple"/>
    <meta:editing-cycles>3</meta:editing-cycles>
    <meta:editing-duration>PT3240S</meta:editing-duration>
    <meta:document-statistic meta:page-count="1" meta:paragraph-count="1" meta:word-count="92" meta:character-count="731" meta:row-count="5" meta:non-whitespace-character-count="640"/>
  </office:meta>
</office:document-meta>
</file>